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office:automatic-styles>
  <office:body>
    <office:text>
      <text:h text:style-name="Title">R-language for statistical computing and visualization in social sciences and humanities</text:h>
      <text:p text:style-name="Author">Markus Kainu</text:p>
      <text:p text:style-name="Date">January 23, 2014</text:p>
      <text:h text:style-name="Heading_20_1" text:outline-level="1">Introduction - Open Research Methods</text:h>
      <text:p text:style-name="First_20_paragraph">The debate on open science in the context of Social sciences and humanities (SSH) has been predominantly focusing on open access to research publication and opening up the various types of digital research data (open research data). The use of open research methods has received a lot less attention due to obvious reason.</text:p>
      <text:p text:style-name="Text_20_body">Firstly, research methods in SSH have been predominantly qualitative meaning that the software has played a supporting role in the analytical process. Second, the quantitative fields of SSH have mostly used survey and other, often closed, tailor-made research data that is well suited for analysis of custom statistical tools as SPSS, Stata or Excel. However, the future looks somewhat different as the quantity and multiplicity of sources of digital data are challeging both traditional approaches in SSH, the purely qualitative approach and custom tools approach in quantitative analysis.</text:p>
      <text:p text:style-name="Text_20_body">As relevant data for SSH is being generated and published in multiple sites and as the data is often messy and big in size this development calls for flexible tools that can be tailored and modified for the particular data and research question. The custom proprietary tools that are well fitted for analysis of survey, register and statistical data</text:p>
      <text:p text:style-name="Text_20_body">Proprietary software vendors cannot keep up with this development and therefore we have witnessed an unseen growth in userbase and developers of free and open source computational research methods. And it is not only that there are no proprietary software for these purposes, but the open research methods are also required becaused of</text:p>
      <text:p text:style-name="Text_20_body">As Gary King (2014) describes it:</text:p>
      <text:p text:style-name="P1">An important driver of the change sweeping the field is the enormous quantities of highly informative data inundating almost every area we study. In the last half-century, the information base of social science research has primarily come from three sources: survey research, end-of-period government statistics, and one-off studies of particular people, places, or events. In the next half-century, these sources will still be used and improved, but the number and diversity of other sources of information are increasing exponentially and are already many orders of magnitude more informative than ever before.</text:p>
      <text:h text:style-name="Heading_20_1" text:outline-level="1">What is R?</text:h>
      <text:p text:style-name="First_20_paragraph">The name R comes from the first names of two New Zealand statisticians Ross Ihaka and Robert Gentleman who created the language in late 1990's. R can be regarded as an implementation of the S language which was developed at Bell Laboratories in 70's by Rick Becker, John Chambers and Allan Wilks (Venables, Smith, and Team 2013). Currently the development of R language is run by <text:span text:style-name="T1">R</text:span><text:span text:style-name="T2"> </text:span><text:span text:style-name="T3">Development</text:span><text:span text:style-name="T4"> </text:span><text:span text:style-name="T5">Core</text:span><text:span text:style-name="T6"> </text:span><text:span text:style-name="T7">Team</text:span> that Chambers is a member of.</text:p>
      <text:p text:style-name="Text_20_body">R is one of the most popular platforms for data analysis and visualization currently available. R is distributed under the terms of the <text:span text:style-name="T8">GNU</text:span><text:span text:style-name="T9"> </text:span><text:span text:style-name="T10">General</text:span><text:span text:style-name="T11"> </text:span><text:span text:style-name="T12">Public</text:span><text:span text:style-name="T13"> </text:span><text:span text:style-name="T14">License</text:span> so it is free and open source and it can be distributed under those conditions. R runs in Windows, Mac OS X and GNU/Linux operating systems on local computer, but a different server implementations are becoming increasingly popular.</text:p>
      <text:p text:style-name="Text_20_body">R is an object-oriented programming language which means that unlike in SPSS or SAS that give you abundant information on particular model you implement, R only creates a <text:span text:style-name="T15">fit</text:span><text:span text:style-name="T16"> </text:span><text:span text:style-name="T17">object</text:span> in memory that can be used in subsequent analysis. This structure of R guides the user to implement the data-analysis as stepwise process which is very useful when solving complex research problems using complex and messy data that is often the case in contemporary computational SSH research.</text:p>
      <text:h text:style-name="Heading_20_2" text:outline-level="2">Structure of R-project</text:h>
      <text:p text:style-name="First_20_paragraph"><text:a xlink:type="simple" xlink:href="http://www.r-project.org/" office:name=""><text:span text:style-name="Definition">The R Project for Statistical Computing</text:span></text:a></text:p>
      <text:p text:style-name="Text_20_body"><text:span text:style-name="T18">Organisation</text:span><text:span text:style-name="T19"> </text:span><text:span text:style-name="T20">of</text:span><text:span text:style-name="T21"> </text:span><text:span text:style-name="T22">the</text:span><text:span text:style-name="T23"> </text:span><text:span text:style-name="T24">project</text:span></text:p>
      <text:list text:style-name="L1">
        <text:list-item>
          <text:p text:style-name="P2">development vs. user help</text:p>
        </text:list-item>
      </text:list>
      <text:p text:style-name="First_20_paragraph"><text:span text:style-name="T25">Development</text:span><text:span text:style-name="T26"> </text:span><text:span text:style-name="T27">of</text:span><text:span text:style-name="T28"> </text:span><text:span text:style-name="T29">the</text:span><text:span text:style-name="T30"> </text:span><text:span text:style-name="T31">language</text:span></text:p>
      <text:p text:style-name="Text_20_body">R installation consists of so called <text:span text:style-name="T32">base</text:span><text:span text:style-name="T33"> </text:span><text:span text:style-name="T34">installation</text:span> that includes the core with some 25 additional <text:span text:style-name="T35">packages</text:span> for the most basic functionality. As said the the core of the language is maintained by <text:span text:style-name="T36">R</text:span><text:span text:style-name="T37"> </text:span><text:span text:style-name="T38">Development</text:span><text:span text:style-name="T39"> </text:span><text:span text:style-name="T40">Core</text:span><text:span text:style-name="T41"> </text:span><text:span text:style-name="T42">Team</text:span>, but the additional packages are developed and maintained by individual developers and research institutes. Packages in R are collections of functions and/or data that are packaged for conviniency. Installing a package broadens your the functionality of your R installation. R users often create packages for themselves, but if one thinks the package could be useful for other users too, the packages can be distributed through repositories.</text:p>
      <text:p text:style-name="Text_20_body"><text:a xlink:type="simple" xlink:href="http://cran.r-project.org/" office:name=""><text:span text:style-name="Definition">Comprehensive R Archive Network</text:span></text:a> (CRAN) is the "official" repository for contributed packages and it currently hosts 5150 packages that can be used to extend R. In last couple of years various code hosting sites as <text:a xlink:type="simple" xlink:href="https://github.com/" office:name=""><text:span text:style-name="Definition">GitHub</text:span></text:a> have become increasingly important resources especially for collaborative development of new packages. Github hosts currently rougly 1500 packages for R. Another domain spesific project is <text:a xlink:type="simple" xlink:href="http://www.bioconductor.org/" office:name=""><text:span text:style-name="Definition">Bioconductor</text:span></text:a> that provides packages for <text:span text:style-name="T43">for</text:span><text:span text:style-name="T44"> </text:span><text:span text:style-name="T45">the</text:span><text:span text:style-name="T46"> </text:span><text:span text:style-name="T47">analysis</text:span><text:span text:style-name="T48"> </text:span><text:span text:style-name="T49">and</text:span><text:span text:style-name="T50"> </text:span><text:span text:style-name="T51">comprehension</text:span><text:span text:style-name="T52"> </text:span><text:span text:style-name="T53">of</text:span><text:span text:style-name="T54"> </text:span><text:span text:style-name="T55">high-throughput</text:span><text:span text:style-name="T56"> </text:span><text:span text:style-name="T57">genomic</text:span><text:span text:style-name="T58"> </text:span><text:span text:style-name="T59">data</text:span>. Such domain spesific projects are for example <text:a xlink:type="simple" xlink:href="http://ropensci.org/" office:name=""><text:span text:style-name="Definition">rOpenSci</text:span></text:a> and <text:a xlink:type="simple" xlink:href="http://ropengov.github.io/" office:name=""><text:span text:style-name="Definition">rOpenGov</text:span></text:a> that provide tools for open science and open government data, respectively.</text:p>
      <text:h text:style-name="Heading_20_2" text:outline-level="2">R-environment</text:h>
      <text:h text:style-name="Heading_20_2" text:outline-level="2">R-language as a programming language</text:h>
      <text:p text:style-name="First_20_paragraph">(G)UI's, IDE Rstudio, git - contributed packages</text:p>
      <text:h text:style-name="Heading_20_2" text:outline-level="2">Popularity of R</text:h>
      <text:list text:style-name="L2">
        <text:list-item>
          <text:p text:style-name="P3">structure</text:p>
        </text:list-item>
        <text:list-item>
          <text:p text:style-name="P3">visual</text:p>
        </text:list-item>
        <text:list-item>
          <text:p text:style-name="P3">open source, community, licensing, teaching</text:p>
        </text:list-item>
      </text:list>
      <text:h text:style-name="Heading_20_2" text:outline-level="2">Popularity of R-language</text:h>
      <text:list text:style-name="L3">
        <text:list-item>
          <text:p text:style-name="P4">enterprise level services</text:p>
        </text:list-item>
      </text:list>
      <text:p text:style-name="P5">R has already won praise and plaudits from established media outlets such as the New York Times, Forbes, Intelligent Enterprise, InfoWorld and The Register. When you consider that R is a high-level computer programming language designed mostly for quants (the nickname for a subspecies of geeks who focus on quantitative analysis), the adoring media attention seems nothing short of astounding.</text:p>
      <text:p text:style-name="First_20_paragraph">Joka tapauksessa D. Smith (2010 s.23) kirjoittaa että paska on aina paskaa.</text:p>
      <text:h text:style-name="Heading_20_1" text:outline-level="1">Using R-language</text:h>
      <text:h text:style-name="Heading_20_2" text:outline-level="2">Learning the language</text:h>
      <text:p text:style-name="First_20_paragraph"><text:span text:style-name="T60">User</text:span><text:span text:style-name="T61"> </text:span><text:span text:style-name="T62">support</text:span></text:p>
      <text:list text:style-name="L4">
        <text:list-item>
          <text:p text:style-name="P6">mailing lists - general vs. special interest groups blogs</text:p>
        </text:list-item>
        <text:list-item>
          <text:p text:style-name="P6">q &amp; a site</text:p>
        </text:list-item>
      </text:list>
      <text:p text:style-name="First_20_paragraph">As the internet has brought together the vast community around R and internet has become the main channel for delivering instructions for R. There are hundreds of blogs discussing specific analytical problem using R and feeds from the blogs are aggregated in <text:a xlink:type="simple" xlink:href="http://www.r-bloggers.com/" office:name=""><text:span text:style-name="Definition">R-bloggers</text:span></text:a>-website. Another, more formal channel for distributing and communicating R have become the so called massive open online courses (MOOC). MOOC work well for teaching programming and many courses in <text:a xlink:type="simple" xlink:href="https://www.coursera.org/" office:name=""><text:span text:style-name="Definition">Coursera</text:span></text:a> and <text:a xlink:type="simple" xlink:href="https://www.edx.org/" office:name=""><text:span text:style-name="Definition">EdX</text:span></text:a> have become hugely popular attracting tens of thousands of students each year. Courses of statistical programming have predominantly teached R-language on these platforms as freely licensed software is basicly the only viable alternative for teaching statiscal programming for massive crowds.</text:p>
      <text:p text:style-name="Text_20_body">Aside with vibrant internet community more and more books are being published on R. Books can be put in three categories. First are the general introductions to statitics using R. <text:span text:style-name="T63">Discovering</text:span><text:span text:style-name="T64"> </text:span><text:span text:style-name="T65">Statistics</text:span><text:span text:style-name="T66"> </text:span><text:span text:style-name="T67">Using</text:span><text:span text:style-name="T68"> </text:span><text:span text:style-name="T69">R</text:span> by A. Field, Miles, and Field (2012) and <text:span text:style-name="T70">R</text:span><text:span text:style-name="T71"> </text:span><text:span text:style-name="T72">in</text:span><text:span text:style-name="T73"> </text:span><text:span text:style-name="T74">Action:</text:span><text:span text:style-name="T75"> </text:span><text:span text:style-name="T76">Data</text:span><text:span text:style-name="T77"> </text:span><text:span text:style-name="T78">Analysis</text:span><text:span text:style-name="T79"> </text:span><text:span text:style-name="T80">and</text:span><text:span text:style-name="T81"> </text:span><text:span text:style-name="T82">Graphics</text:span><text:span text:style-name="T83"> </text:span><text:span text:style-name="T84">With</text:span><text:span text:style-name="T85"> </text:span><text:span text:style-name="T86">R</text:span> by Robert Kabacoff (2013) are popular examples of that category. Second there are more and more books addressing how to solve some specific analytical problems using R. A prime examples of books in this category are <text:span text:style-name="T87">Complex</text:span><text:span text:style-name="T88"> </text:span><text:span text:style-name="T89">Surveys:</text:span><text:span text:style-name="T90"> </text:span><text:span text:style-name="T91">A</text:span><text:span text:style-name="T92"> </text:span><text:span text:style-name="T93">Guide</text:span><text:span text:style-name="T94"> </text:span><text:span text:style-name="T95">to</text:span><text:span text:style-name="T96"> </text:span><text:span text:style-name="T97">Analysis</text:span><text:span text:style-name="T98"> </text:span><text:span text:style-name="T99">Using</text:span><text:span text:style-name="T100"> </text:span><text:span text:style-name="T101">R</text:span> by Thomas Lumley (2011), <text:span text:style-name="T102">Text</text:span><text:span text:style-name="T103"> </text:span><text:span text:style-name="T104">Analysis</text:span><text:span text:style-name="T105"> </text:span><text:span text:style-name="T106">with</text:span><text:span text:style-name="T107"> </text:span><text:span text:style-name="T108">R</text:span><text:span text:style-name="T109"> </text:span><text:span text:style-name="T110">for</text:span><text:span text:style-name="T111"> </text:span><text:span text:style-name="T112">Students</text:span><text:span text:style-name="T113"> </text:span><text:span text:style-name="T114">of</text:span><text:span text:style-name="T115"> </text:span><text:span text:style-name="T116">Literature</text:span> by Matthew Jockers (forthcoming), <text:span text:style-name="T117">R</text:span><text:span text:style-name="T118"> </text:span><text:span text:style-name="T119">Graphics</text:span><text:span text:style-name="T120"> </text:span><text:span text:style-name="T121">Cookbook</text:span> by Chang (2012) and <text:span text:style-name="T122">Dynamic</text:span><text:span text:style-name="T123"> </text:span><text:span text:style-name="T124">documents</text:span><text:span text:style-name="T125"> </text:span><text:span text:style-name="T126">with</text:span><text:span text:style-name="T127"> </text:span><text:span text:style-name="T128">R</text:span><text:span text:style-name="T129"> </text:span><text:span text:style-name="T130">and</text:span><text:span text:style-name="T131"> </text:span><text:span text:style-name="T132">knitr</text:span> by Yihui Xie (2014). A third category are the books that focus on specific theoretical issue in statistics and use R as a primary language to demonstrate this. <text:span text:style-name="T133">Bayesian</text:span><text:span text:style-name="T134"> </text:span><text:span text:style-name="T135">Data</text:span><text:span text:style-name="T136"> </text:span><text:span text:style-name="T137">Analysis</text:span> by Gelman et al. (2013) and <text:span text:style-name="T138">Multilevel</text:span><text:span text:style-name="T139"> </text:span><text:span text:style-name="T140">Analysis:</text:span><text:span text:style-name="T141"> </text:span><text:span text:style-name="T142">An</text:span><text:span text:style-name="T143"> </text:span><text:span text:style-name="T144">Introduction</text:span><text:span text:style-name="T145"> </text:span><text:span text:style-name="T146">to</text:span><text:span text:style-name="T147"> </text:span><text:span text:style-name="T148">Basic</text:span><text:span text:style-name="T149"> </text:span><text:span text:style-name="T150">and</text:span><text:span text:style-name="T151"> </text:span><text:span text:style-name="T152">Advanced</text:span><text:span text:style-name="T153"> </text:span><text:span text:style-name="T154">Multilevel</text:span><text:span text:style-name="T155"> </text:span><text:span text:style-name="T156">Modeling</text:span> by Snijders and Bosker (2011).</text:p>
      <text:h text:style-name="Heading_20_2" text:outline-level="2">Applications of R</text:h>
      <text:list text:style-name="L5">
        <text:list-item>
          <text:p text:style-name="P7">Development of statistical methods</text:p>
        </text:list-item>
        <text:list-item>
          <text:p text:style-name="P7">new methods implemented first in R</text:p>
        </text:list-item>
        <text:list-item>
          <text:p text:style-name="P7">Applied statistics</text:p>
        </text:list-item>
        <text:list-item>
          <text:p text:style-name="P7">Bio/geo-sciences</text:p>
          <text:list text:style-name="L6">
            <text:list-item>
              <text:p text:style-name="P8">Geograhical Information Systems</text:p>
            </text:list-item>
          </text:list>
        </text:list-item>
        <text:list-item>
          <text:p text:style-name="P7">Social sciences/economics</text:p>
        </text:list-item>
        <text:list-item>
          <text:p text:style-name="P7">Humanities - analysis of natural languages</text:p>
        </text:list-item>
        <text:list-item>
          <text:p text:style-name="P7">Business/enterprise analytics</text:p>
          <text:list text:style-name="L7">
            <text:list-item>
              <text:p text:style-name="P9">insurance, big data, banking, industry</text:p>
            </text:list-item>
            <text:list-item>
              <text:p text:style-name="P9">social media: facebook, google, twitter</text:p>
            </text:list-item>
          </text:list>
        </text:list-item>
        <text:list-item>
          <text:p text:style-name="P7">Data journalism</text:p>
          <text:list text:style-name="L8">
            <text:list-item>
              <text:p text:style-name="P10">Guardian, New York Times, Chicago Herald Tribune</text:p>
            </text:list-item>
          </text:list>
        </text:list-item>
      </text:list>
      <text:h text:style-name="Heading_20_2" text:outline-level="2">User examples</text:h>
      <text:list text:style-name="L9">
        <text:list-item>
          <text:p text:style-name="P11">Word clouds</text:p>
        </text:list-item>
        <text:list-item>
          <text:p text:style-name="P11">Networks maps</text:p>
        </text:list-item>
        <text:list-item>
          <text:p text:style-name="P11">Topic modelling</text:p>
        </text:list-item>
        <text:list-item>
          <text:p text:style-name="P11">Spatial visualisation</text:p>
        </text:list-item>
        <text:list-item>
          <text:p text:style-name="P11">Clustering</text:p>
        </text:list-item>
      </text:list>
      <text:h text:style-name="Heading_20_1" text:outline-level="1">Summing it up</text:h>
      <text:p text:style-name="First_20_paragraph">Some alternatives</text:p>
      <text:p text:style-name="Text_20_body">The importance of (free &amp; open) licensing in scientific work</text:p>
      <text:h text:style-name="Heading_20_1" text:outline-level="1">References</text:h>
      <text:p text:style-name="First_20_paragraph">Chang, Winston. 2012. <text:span text:style-name="T157">R</text:span><text:span text:style-name="T158"> </text:span><text:span text:style-name="T159">Graphics</text:span><text:span text:style-name="T160"> </text:span><text:span text:style-name="T161">Cookbook</text:span>. O’Reilly.</text:p>
      <text:p text:style-name="Text_20_body">Field, Andy, Jeremy Miles, and Zoë Field. 2012. <text:span text:style-name="T162">Discovering</text:span><text:span text:style-name="T163"> </text:span><text:span text:style-name="T164">Statistics</text:span><text:span text:style-name="T165"> </text:span><text:span text:style-name="T166">Using</text:span><text:span text:style-name="T167"> </text:span><text:span text:style-name="T168">R</text:span>. SAGE.</text:p>
      <text:p text:style-name="Text_20_body">Gelman, Andrew, John B. Carlin, Hal S. Stern, David B. Dunson, Aki Vehtari, and Donald B. Rubin. 2013. <text:span text:style-name="T169">Bayesian</text:span><text:span text:style-name="T170"> </text:span><text:span text:style-name="T171">Data</text:span><text:span text:style-name="T172"> </text:span><text:span text:style-name="T173">Analysis</text:span><text:span text:style-name="T174">,</text:span><text:span text:style-name="T175"> </text:span><text:span text:style-name="T176">Third</text:span><text:span text:style-name="T177"> </text:span><text:span text:style-name="T178">Edition</text:span>. CRC Press.</text:p>
      <text:p text:style-name="Text_20_body">Jockers, Matthew. forthcoming. <text:span text:style-name="T179">Text</text:span><text:span text:style-name="T180"> </text:span><text:span text:style-name="T181">Analysis</text:span><text:span text:style-name="T182"> </text:span><text:span text:style-name="T183">with</text:span><text:span text:style-name="T184"> </text:span><text:span text:style-name="T185">R</text:span><text:span text:style-name="T186"> </text:span><text:span text:style-name="T187">for</text:span><text:span text:style-name="T188"> </text:span><text:span text:style-name="T189">Students</text:span><text:span text:style-name="T190"> </text:span><text:span text:style-name="T191">of</text:span><text:span text:style-name="T192"> </text:span><text:span text:style-name="T193">Literature</text:span>. Quantitative Methods in the Humanities and Social Sciences. Springer.</text:p>
      <text:p text:style-name="Text_20_body">Kabacoff, Robert. 2013. <text:span text:style-name="T194">R</text:span><text:span text:style-name="T195"> </text:span><text:span text:style-name="T196">in</text:span><text:span text:style-name="T197"> </text:span><text:span text:style-name="T198">Action</text:span><text:span text:style-name="T199">:</text:span><text:span text:style-name="T200"> </text:span><text:span text:style-name="T201">Data</text:span><text:span text:style-name="T202"> </text:span><text:span text:style-name="T203">Analysis</text:span><text:span text:style-name="T204"> </text:span><text:span text:style-name="T205">and</text:span><text:span text:style-name="T206"> </text:span><text:span text:style-name="T207">Graphics</text:span><text:span text:style-name="T208"> </text:span><text:span text:style-name="T209">With</text:span><text:span text:style-name="T210"> </text:span><text:span text:style-name="T211">R</text:span>. MANNING PUBN.</text:p>
      <text:p text:style-name="Text_20_body">King, Gary. 2014. “Restructuring the Social Sciences: Reflections from Harvards Institute for Quantitative Social Science.” <text:span text:style-name="T212">PS</text:span><text:span text:style-name="T213">:</text:span><text:span text:style-name="T214"> </text:span><text:span text:style-name="T215">Political</text:span><text:span text:style-name="T216"> </text:span><text:span text:style-name="T217">Science</text:span><text:span text:style-name="T218"> </text:span><text:span text:style-name="T219">and</text:span><text:span text:style-name="T220"> </text:span><text:span text:style-name="T221">Politics</text:span> 47: 165–172. <text:a xlink:type="simple" xlink:href="http://journals.cambridge.org/repo_A9100Nlq" office:name=""><text:span text:style-name="Definition">http://journals.cambridge.org/repo_A9100Nlq</text:span></text:a>.</text:p>
      <text:p text:style-name="Text_20_body">Lumley, Thomas. 2011. <text:span text:style-name="T222">Complex</text:span><text:span text:style-name="T223"> </text:span><text:span text:style-name="T224">Surveys</text:span><text:span text:style-name="T225">:</text:span><text:span text:style-name="T226"> </text:span><text:span text:style-name="T227">A</text:span><text:span text:style-name="T228"> </text:span><text:span text:style-name="T229">Guide</text:span><text:span text:style-name="T230"> </text:span><text:span text:style-name="T231">to</text:span><text:span text:style-name="T232"> </text:span><text:span text:style-name="T233">Analysis</text:span><text:span text:style-name="T234"> </text:span><text:span text:style-name="T235">Using</text:span><text:span text:style-name="T236"> </text:span><text:span text:style-name="T237">R</text:span>. John Wiley &amp; Sons.</text:p>
      <text:p text:style-name="Text_20_body">Smith, David. 2010. “R Is Hot - How Did a Statistical Programming Language Invented in New Zealand Become a Global Sensation?” Revolution Analytics.</text:p>
      <text:p text:style-name="Text_20_body">Snijders, Tom A. B., and Roel Bosker. 2011. <text:span text:style-name="T238">Multilevel</text:span><text:span text:style-name="T239"> </text:span><text:span text:style-name="T240">Analysis</text:span><text:span text:style-name="T241">:</text:span><text:span text:style-name="T242"> </text:span><text:span text:style-name="T243">An</text:span><text:span text:style-name="T244"> </text:span><text:span text:style-name="T245">Introduction</text:span><text:span text:style-name="T246"> </text:span><text:span text:style-name="T247">to</text:span><text:span text:style-name="T248"> </text:span><text:span text:style-name="T249">Basic</text:span><text:span text:style-name="T250"> </text:span><text:span text:style-name="T251">and</text:span><text:span text:style-name="T252"> </text:span><text:span text:style-name="T253">Advanced</text:span><text:span text:style-name="T254"> </text:span><text:span text:style-name="T255">Multilevel</text:span><text:span text:style-name="T256"> </text:span><text:span text:style-name="T257">Modeling</text:span>. Second Edition. Sage Publications Ltd.</text:p>
      <text:p text:style-name="Text_20_body">Venables, William N., David M. Smith, and R. Development Core Team. 2013. <text:span text:style-name="T258">An</text:span><text:span text:style-name="T259"> </text:span><text:span text:style-name="T260">Introduction</text:span><text:span text:style-name="T261"> </text:span><text:span text:style-name="T262">to</text:span><text:span text:style-name="T263"> </text:span><text:span text:style-name="T264">R</text:span>. Network Theory. <text:a xlink:type="simple" xlink:href="http://www.math.vu.nl/sto/onderwijs/statlearn/R-Binder.pdf" office:name=""><text:span text:style-name="Definition">http://www.math.vu.nl/sto/onderwijs/statlearn/R-Binder.pdf</text:span></text:a>.</text:p>
      <text:p text:style-name="Text_20_body">Xie, Yihui. 2014. <text:span text:style-name="T265">Dynamic</text:span><text:span text:style-name="T266"> </text:span><text:span text:style-name="T267">Documents</text:span><text:span text:style-name="T268"> </text:span><text:span text:style-name="T269">with</text:span><text:span text:style-name="T270"> </text:span><text:span text:style-name="T271">R</text:span><text:span text:style-name="T272"> </text:span><text:span text:style-name="T273">and</text:span><text:span text:style-name="T274"> </text:span><text:span text:style-name="T275">Knitr</text:span>. Boca Ratón [etc.: CRC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language for statistical computing and visualization in social sciences and humanities</dc:title>
  </office:meta>
</office:document-meta>
</file>